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ivedTest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TestBean.Deriv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rivedTestBean.setActualSpouse( TestBean sp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TestBean.wasDestr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TestBean.DerivedTestBean( String [ ]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rivedTestBean.getSpo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TestBea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TestBean.setBeanName(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rivedTestBean.create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TestBean.wa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TestBean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TestBean.setSpouseRef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